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style:text-underline-style="solid" style:text-underline-width="auto" style:text-underline-color="font-color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>(Sat Oct 11, 2003, 10.25 miles on the treadmill in a little under 7:30/mile.)</text:p>
      <text:p text:style-name="Standard"/>
      <text:p text:style-name="Standard">Mon Oct 13, 2003, 5 miles on roads, most miles where slow but included 2 half mile runs in 3:09 and 2:53<text:line-break/></text:p>
      <text:p text:style-name="P1">Total for the week: 30.5 miles</text:p>
      <text:p text:style-name="Standard">________________________________________________________________________</text:p>
      <text:p text:style-name="Standard"><text:s/><text:line-break/>Sat Oct 18, 2003, 6 miles including 4 mile road race in 25:44. <text:line-break/>Splits: 6:08 (some down hill), 6:21,6:18,6:57(some up hill)</text:p>
      <text:p text:style-name="Standard"/>
      <text:p text:style-name="Standard">Tues Oct 21, 2003, 4 miles on treadmill, 7:34/mile</text:p>
      <text:p text:style-name="Standard">Wed Oct 22, 2003, 5 miles on treadmill, 7:30/mile <text:line-break/><text:line-break/><text:span text:style-name="T1">Total for the week: 22 miles</text:span></text:p>
      <text:p text:style-name="Standard">________________________________________________________________________</text:p>
      <text:p text:style-name="P1"/>
      <text:p text:style-name="Standard">Sat Oct 25, 2003, 11 miles on treadmill, 7:30/mile</text:p>
      <text:p text:style-name="Standard"/>
      <text:p text:style-name="Standard">Wed Oct 29, 2003, 5.5 miles on treadmill, including 2x1 mile each in 6:27. The rest of the run was at 7:55/mile.</text:p>
      <text:p text:style-name="Standard"/>
      <text:p text:style-name="P1">Total for the week: 28.5 miles</text:p>
      <text:p text:style-name="Standard">________________________________________________________________________</text:p>
      <text:p text:style-name="P1"/>
      <text:p text:style-name="Standard">Sat Nov 1, 2003, 6 miles on treadmill, 7:30/mile</text:p>
      <text:p text:style-name="Standard"/>
      <text:p text:style-name="Standard">Wed Nov 5, 2003, 4 miles on roads, most miles where slow but included 2 half mile runs in 3:31 and 2:56</text:p>
      <text:p text:style-name="P1"/>
      <text:p text:style-name="P1">Total for the week: 25 miles</text:p>
      <text:p text:style-name="Standard">________________________________________________________________________</text:p>
      <text:p text:style-name="P1"/>
      <text:p text:style-name="Standard">Sat Nov 8, 2003, 12.5 miles including 12 miles on treadmill averaging 7:30/mile. <text:s/>I got light headed. <text:s/>I needed to drink something during the run.</text:p>
      <text:p text:style-name="Standard"/>
      <text:p text:style-name="Standard">Tues Nov 11, 2003 5.5 miles including drills and five miles on treadmill. <text:s/>The first, third and fifth were about 8:00 each. The second and fourth were 6:19.</text:p>
      <text:p text:style-name="Standard"><text:s/></text:p>
      <text:p text:style-name="P1">Total for the week: 31 miles</text:p>
      <text:p text:style-name="Standard">________________________________________________________________________</text:p>
      <text:p text:style-name="P1"/>
      <text:p text:style-name="Standard">Sat Nov 15, 2003, 5 miles including drills and 3.25 mile tempo run at 6:49/mile on treadmill.</text:p>
      <text:p text:style-name="Standard"/>
      <text:p text:style-name="Standard"><text:soft-page-break/>Sun Nov 16, 2003, 3.4 miles including 2 miles on the indoor track in 6:24+7:00 and half mile on a treadmill in 3:00. <text:s/>I wasn’t planning on running this fast but for some reason I felt good and just did it.</text:p>
      <text:p text:style-name="Standard"/>
      <text:p text:style-name="Standard">Wed Nov 19, 2003, 3.25 miles on indoor track. <text:s/>The first two miles in 7:25+7:20. The rest was slower.</text:p>
      <text:p text:style-name="Standard"><text:s/></text:p>
      <text:p text:style-name="P1">Total for the week: 22.7 miles</text:p>
      <text:p text:style-name="Standard">________________________________________________________________________</text:p>
      <text:p text:style-name="P1"/>
      <text:p text:style-name="P1"/>
      <text:p text:style-name="P1"/>
      <text:p text:style-name="Standard">Sat Nov 22, 2003, 5.5 miles including 5k road race in 19:19. <text:line-break/>Splits: 6:02, 6:21,6:22, 33</text:p>
      <text:p text:style-name="Standard"/>
      <text:p text:style-name="Standard">Wed Nov 26, 2003, 6 miles including drills and 4 mile tempo run at 6:49/mile on treadmill.</text:p>
      <text:p text:style-name="Standard"/>
      <text:p text:style-name="P1">Total for the week: 23.5 miles</text:p>
      <text:p text:style-name="Standard">________________________________________________________________________</text:p>
      <text:p text:style-name="P1"/>
      <text:p text:style-name="Standard">Sat Nov 29, 2003, Shoveled snow for 45 minutes. <text:s/>Ran 6 miles on a snowy road at a good pace with Tom Welsh and Ibrahim Sulai. <text:s/>Great workout!</text:p>
      <text:p text:style-name="Standard"/>
      <text:p text:style-name="Standard">Tues Dec2, 2003, <text:s/>14.7 miles. 0.7 mile warm up on indoor track. <text:s/>14 miles on treadmill averaging 7:30/mile. <text:s/>Halfway through the run I rested for 40 seconds and drank Gatorade with Power Gel in it. <text:s/>This enabled me to keep my pace without getting light headed as on Nov 8. <text:s/></text:p>
      <text:p text:style-name="Standard"/>
      <text:p text:style-name="P1">Total for the week: 32.2 miles</text:p>
      <text:p text:style-name="Standard">________________________________________________________________________</text:p>
      <text:p text:style-name="P1"/>
      <text:p text:style-name="Standard">Sat Dec 6, 2003, 5.75 miles including drills and 4 mile tempo run at 6:46/mile on treadmill.</text:p>
      <text:p text:style-name="Standard"/>
      <text:p text:style-name="Standard">Tues Dec 9, 2003, 5.25 miles including 1 mile on indoor track in 7:54, ¼ mile of drills and 4 miles on treadmill including 1 mile in 6:00 and 2x880yd each in 3:00.</text:p>
      <text:p text:style-name="Standard"/>
      <text:p text:style-name="Standard">Fri Dec 12, 2003, 5.75 miles including drills and 4 mile tempo run at 6:45/mile on treadmill. </text:p>
      <text:p text:style-name="Standard"/>
      <text:p text:style-name="P1">Total for the week: 25.3 miles</text:p>
      <text:p text:style-name="Standard">________________________________________________________________________</text:p>
      <text:p text:style-name="P1"/>
      <text:p text:style-name="Standard">Sick with the flu. <text:s/>There were only 2 days when I ran a little more than 1 mile. The rest were all 1 mile days.</text:p>
      <text:p text:style-name="Standard"><text:soft-page-break/></text:p>
      <text:p text:style-name="P1">Total for the week: 11.3 miles</text:p>
      <text:p text:style-name="Standard">________________________________________________________________________</text:p>
      <text:p text:style-name="P1"/>
      <text:p text:style-name="Standard">Still not feeling very well.</text:p>
      <text:p text:style-name="Standard">Tues Dec 23, 2003, 5 miles mainly around 8:00/mile but including 1 mile on treadmill in 6:58.</text:p>
      <text:p text:style-name="Standard"><text:s/></text:p>
      <text:p text:style-name="P2">Total for the week: 11.1 miles</text:p>
      <text:p text:style-name="P2"/>
      <text:p text:style-name="Standard"/>
      <text:p text:style-name="Standard"/>
      <text:p text:style-name="Standard">Mon Dec 29, 2003, 10 miles on roads: <text:s/>0.2 mile warm up, 2x(morning loop) = 9.4 miles, </text:p>
      <text:p text:style-name="Standard">0.4 mile jog. <text:s/>The 9.4 mile, up and down hill run was in 1:15:36 or 8:03/mile.</text:p>
      <text:p text:style-name="Standard"/>
      <text:p text:style-name="Standard">Thurs Jan 1, 2004, 4 miles on the roads including one mainly downhill mile in 5:58 and one up and down hill 880 yard run in 3:08. </text:p>
      <text:p text:style-name="Standard"/>
      <text:p text:style-name="P1">Total for the week: 24 miles</text:p>
      <text:p text:style-name="Standard">________________________________________________________________________</text:p>
      <text:p text:style-name="P1"/>
      <text:p text:style-name="Standard">Sat Jan 3, 2004, 5 miles on roads: <text:s/>0.2 mile warm up, one morning loop = 4.7 miles, 0.1 mile jog. <text:s/>The 4.7 mile, up and down hill run was in 36:39 or 7:48/mile.</text:p>
      <text:p text:style-name="Standard"/>
      <text:p text:style-name="Standard">Sun Jan 4, 2004, 2.2 miles with Jamie. <text:s/>Ran to the cemetery loop, 5 times around and home. <text:s/>Most of the run was slow except for 2x510m in 1:49 and 1:50. <text:s/>There was a 510 jog between them. <text:s/>It was about 32 degrees out.</text:p>
      <text:p text:style-name="Standard"/>
      <text:p text:style-name="Standard">Wed Jan 7, 2004, 5.75 miles including drills and 4 mile tempo run at 6:42/mile on treadmill.</text:p>
      <text:p text:style-name="Standard"/>
      <text:p text:style-name="Standard">Fri Jan 9, 2004, 5 miles including 1 mile on the indoor track in 7:45 going faster at the end, 440 yds of drills, 6x440 on a treadmill in 90s each with a 440yd slower run (about 1:56) between each, and ¾ mile warm down. </text:p>
      <text:p text:style-name="P1"/>
      <text:p text:style-name="P1">Total for the week: 23 <text:s/>miles</text:p>
      <text:p text:style-name="Standard">________________________________________________________________________</text:p>
      <text:p text:style-name="Standard"/>
      <text:p text:style-name="Standard">Mon Jan 12,2004, 5.5 miles on treadmill. <text:s/>First 1.5 miles at 7:54/mile. <text:s/>Then 8x440yds all in 90s with a 440 after each. <text:s/>The 440’s after each interval were at changing paces with each averaging about 2:17.</text:p>
      <text:p text:style-name="Standard"/>
      <text:p text:style-name="Standard">Wed Jan 14, 2004, 2 miles including 1.5 miles on indoor track at 7:15/mile pace.</text:p>
      <text:p text:style-name="Standard"/>
      <text:p text:style-name="Standard">Thurs Jan 15, 2004, 6 miles including drills and 4 mile tempo run at 6:42/mile on treadmill.</text:p>
      <text:p text:style-name="Standard"><text:soft-page-break/></text:p>
      <text:p text:style-name="Standard">Fri Jan 16, 2004, 2.2 miles on treadmill including 1x440 yds in 87.5s. (Trying faster treadmill)</text:p>
      <text:p text:style-name="Standard"/>
      <text:p text:style-name="P1">Total for the week: 21 <text:s/>miles</text:p>
      <text:p text:style-name="Standard">______________________________________________________________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t Oct 18, 6 miles including 4 mile road race in 25:44</dc:title>
    <meta:initial-creator>usrpriv</meta:initial-creator>
    <meta:creation-date>2004-01-09T08:50:00</meta:creation-date>
    <dc:creator>usrpriv</dc:creator>
    <dc:date>2004-06-29T09:15:00</dc:date>
    <meta:editing-cycles>42</meta:editing-cycles>
    <meta:editing-duration>PT7H48M</meta:editing-duration>
    <meta:document-statistic meta:table-count="0" meta:image-count="0" meta:object-count="0" meta:page-count="4" meta:paragraph-count="64" meta:word-count="873" meta:character-count="5404"/>
    <meta:generator>OpenOffice/4.1.0$Win32 OpenOffice.org_project/410m18$Build-9764</meta:generator>
  </office:meta>
</office:document-meta>
</file>